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cc78" officeooo:paragraph-rsid="0016cc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74950991" text:style-name="L1">
        <text:list-item>
          <text:p text:style-name="P1">Cuenta en github y hacer Fork a mi repo</text:p>
        </text:list-item>
        <text:list-item>
          <text:p text:style-name="P1">Descargar VS Code</text:p>
        </text:list-item>
        <text:list-item>
          <text:p text:style-name="P1">abrir terminal y hacer git clon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22:40:38.729091753</meta:creation-date>
    <dc:date>2020-06-16T23:19:47.497082887</dc:date>
    <meta:editing-duration>PT28M58S</meta:editing-duration>
    <meta:editing-cycles>1</meta:editing-cycles>
    <meta:document-statistic meta:table-count="0" meta:image-count="0" meta:object-count="0" meta:page-count="1" meta:paragraph-count="3" meta:word-count="21" meta:character-count="95" meta:non-whitespace-character-count="79"/>
    <meta:generator>LibreOffice/6.4.3.2$Linux_X86_64 LibreOffice_project/40$Build-2</meta:generator>
  </office:meta>
</office:document-meta>
</file>